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292cm" style:rel-column-width="20398*"/>
    </style:style>
    <style:style style:name="Tableau2.B" style:family="table-column">
      <style:table-column-properties style:column-width="11.709cm" style:rel-column-width="4513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rsid="0003b049" officeooo:paragraph-rsid="0003b049"/>
    </style:style>
    <style:style style:name="P3" style:family="paragraph" style:parent-style-name="Table_20_Contents">
      <style:text-properties fo:font-size="10pt" officeooo:rsid="0003b049" officeooo:paragraph-rsid="0003b049" style:font-size-asian="10pt" style:font-size-complex="10pt"/>
    </style:style>
    <style:style style:name="P4" style:family="paragraph" style:parent-style-name="Header">
      <style:text-properties fo:font-size="5pt" officeooo:rsid="0003b049" officeooo:paragraph-rsid="0003b049" style:font-size-asian="4.34999990463257pt" style:font-size-complex="5pt"/>
    </style:style>
    <style:style style:name="P5" style:family="paragraph" style:parent-style-name="Footer">
      <style:paragraph-properties fo:text-align="end" style:justify-single-word="false"/>
    </style:style>
    <style:style style:name="P6" style:family="paragraph" style:parent-style-name="Text_20_body">
      <style:text-properties officeooo:rsid="0003b049" officeooo:paragraph-rsid="0003b049"/>
    </style:style>
    <style:style style:name="P7" style:family="paragraph" style:parent-style-name="Text_20_body">
      <style:text-properties officeooo:rsid="0005b84a" officeooo:paragraph-rsid="0005b84a"/>
    </style:style>
    <style:style style:name="P8" style:family="paragraph" style:parent-style-name="Heading_20_2">
      <style:text-properties officeooo:rsid="0008862b" officeooo:paragraph-rsid="0008862b"/>
    </style:style>
    <style:style style:name="P9" style:family="paragraph" style:parent-style-name="Title">
      <style:text-properties officeooo:rsid="0008862b" officeooo:paragraph-rsid="0008862b"/>
    </style:style>
    <style:style style:name="P10" style:family="paragraph" style:parent-style-name="Heading_20_1">
      <style:text-properties officeooo:rsid="0003b049" officeooo:paragraph-rsid="0003b049"/>
    </style:style>
    <style:style style:name="P11" style:family="paragraph" style:parent-style-name="Heading_20_1">
      <style:text-properties officeooo:rsid="0008862b" officeooo:paragraph-rsid="0008862b"/>
    </style:style>
    <style:style style:name="P12" style:family="paragraph" style:parent-style-name="Heading_20_1">
      <style:paragraph-properties fo:break-before="page"/>
      <style:text-properties officeooo:rsid="0008862b" officeooo:paragraph-rsid="0008862b"/>
    </style:style>
    <style:style style:name="P13" style:family="paragraph" style:parent-style-name="Quotations">
      <style:text-properties officeooo:rsid="0008862b" officeooo:paragraph-rsid="0008862b"/>
    </style:style>
    <style:style style:name="P14" style:family="paragraph" style:parent-style-name="Table_20_Contents">
      <style:text-properties officeooo:rsid="0008862b" officeooo:paragraph-rsid="0008862b"/>
    </style:style>
    <style:style style:name="P15" style:family="paragraph" style:parent-style-name="Heading_20_3">
      <style:text-properties officeooo:rsid="0008862b" officeooo:paragraph-rsid="0008862b"/>
    </style:style>
    <style:style style:name="P16" style:family="paragraph" style:parent-style-name="Text_20_body">
      <style:text-properties officeooo:rsid="0008862b" officeooo:paragraph-rsid="0008862b"/>
    </style:style>
    <style:style style:name="P17" style:family="paragraph" style:parent-style-name="Text_20_body" style:list-style-name="L2">
      <style:text-properties officeooo:rsid="0008862b" officeooo:paragraph-rsid="0008862b"/>
    </style:style>
    <style:style style:name="T1" style:family="text">
      <style:text-properties officeooo:rsid="0008862b"/>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Démons de surveillance</text:p>
      <text:p text:style-name="P6"/>
      <table:table table:name="Tableau2" table:style-name="Tableau2">
        <table:table-column table:style-name="Tableau2.A"/>
        <table:table-column table:style-name="Tableau2.B"/>
        <table:table-row>
          <table:table-cell table:style-name="Tableau2.A1" office:value-type="string">
            <text:p text:style-name="P3">Date de rédaction</text:p>
          </table:table-cell>
          <table:table-cell table:style-name="Tableau2.B1" office:value-type="string">
            <text:p text:style-name="P2"><text:span text:style-name="T1">25</text:span>/02/2015</text:p>
          </table:table-cell>
        </table:table-row>
        <table:table-row>
          <table:table-cell table:style-name="Tableau2.A2" office:value-type="string">
            <text:p text:style-name="P3">Rédacteur</text:p>
          </table:table-cell>
          <table:table-cell table:style-name="Tableau2.B2" office:value-type="string">
            <text:p text:style-name="P2">David Briand</text:p>
          </table:table-cell>
        </table:table-row>
        <table:table-row>
          <table:table-cell table:style-name="Tableau2.A2" office:value-type="string">
            <text:p text:style-name="P3">Date de dernière mise à jour</text:p>
          </table:table-cell>
          <table:table-cell table:style-name="Tableau2.B2" office:value-type="string">
            <text:p text:style-name="P2">/</text:p>
          </table:table-cell>
        </table:table-row>
      </table:table>
      <text:p text:style-name="P6"/>
      <text:h text:style-name="P10" text:outline-level="1">Résumé du document</text:h>
      <text:p text:style-name="P7">Ce document à pour objectif de <text:span text:style-name="T1">lister et décrire l'ensemble des démons actifs sur BFI.</text:span></text:p>
      <text:h text:style-name="P12" text:outline-level="1">Description</text:h>
      <text:p text:style-name="P16">Les démons, sur BFI, sont des scripts (généralement des commandes Symfony) qui tournent en boucle (ils sont imbriqués dans une boucle « while (true) », avec un arrêt « sleep » en fin de boucle).</text:p>
      <text:h text:style-name="P11" text:outline-level="1">Démons en place</text:h>
      <text:h text:style-name="P8" text:outline-level="2">Démon principal : Vérification des actions</text:h>
      <text:h text:style-name="P15" text:outline-level="3">Objectif</text:h>
      <text:p text:style-name="P16">Le démon de vérification des actions à pour objectif de vérifier si des actions doivent être traitées. Si tel est le cas, il lance les opérations nécessaires, en fonction de l'action à gérer.</text:p>
      <text:p text:style-name="P16">Il gère :</text:p>
      <text:list xml:id="list6419855986963908414" text:style-name="L2">
        <text:list-item>
          <text:p text:style-name="P17">Editique / DAT</text:p>
        </text:list-item>
        <text:list-item>
          <text:p text:style-name="P17">Editique / Livret</text:p>
        </text:list-item>
        <text:list-item>
          <text:p text:style-name="P17">Editique / Lettre chéquier</text:p>
        </text:list-item>
        <text:list-item>
          <text:p text:style-name="P17">Editique / Échéancier</text:p>
        </text:list-item>
        <text:list-item>
          <text:p text:style-name="P17">Editique / Lettre mot de passe (renouvellement)</text:p>
        </text:list-item>
        <text:list-item>
          <text:p text:style-name="P17">Editique / Souscription de crédit</text:p>
        </text:list-item>
        <text:list-item>
          <text:p text:style-name="P17">OD / Génération du CRE JC</text:p>
        </text:list-item>
        <text:list-item>
          <text:p text:style-name="P17">CB / Transfert du fichier vers DWM</text:p>
        </text:list-item>
        <text:list-item>
          <text:p text:style-name="P17">Divers / Logs SAB</text:p>
        </text:list-item>
        <text:list-item>
          <text:p text:style-name="P17">Divers / Arborescence Sab</text:p>
        </text:list-item>
        <text:list-item>
          <text:p text:style-name="P17">Divers / États réglementaires</text:p>
        </text:list-item>
        <text:list-item>
          <text:p text:style-name="P17">Divers / Purge SAB</text:p>
        </text:list-item>
      </text:list>
      <text:h text:style-name="P15" text:outline-level="3">Fréquence</text:h>
      <text:p text:style-name="P16">Le démon de surveillance des actions tourne toutes les 3 secondes.</text:p>
      <text:p text:style-name="P16"/>
      <text:h text:style-name="P15" text:outline-level="3"><text:soft-page-break/>Commande</text:h>
      <text:p text:style-name="P16">Le démon de surveillance des actions est lancé grâce à la commande :</text:p>
      <text:p text:style-name="P13">php app/console trigger:check:action</text:p>
      <text:h text:style-name="Heading_20_2" text:outline-level="2">Démon <text:span text:style-name="T1">périphérique : Surveillance du fichier SIT</text:span></text:h>
      <text:h text:style-name="P15" text:outline-level="3">Objectif</text:h>
      <text:p text:style-name="P16">Le démon de surveillance du fichier SIT, vérifie sa présence sur SAB et vérifie le contenu de ce dernier. Si nous avons un code autre que désiré (le paramétrage se fait sur l'application BFI), un e-mail est envoyé.</text:p>
      <text:h text:style-name="P15" text:outline-level="3">Fréquence</text:h>
      <text:p text:style-name="P16">Le démon de surveillance du fichier SIT tourne toutes les 90 secondes.</text:p>
      <text:h text:style-name="P15" text:outline-level="3">Commande</text:h>
      <text:p text:style-name="P16">Le démon de surveillance des actions est lancé grâce à la commande :</text:p>
      <text:p text:style-name="P13">php app/console monitoring:check:fi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99cm" fo:border-left="0.06pt solid #b3b3b3" fo:border-right="none" fo:border-top="none" fo:border-bottom="none" style:shadow="none"/>
      <style:text-properties fo:color="#b3b3b3"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199cm" fo:margin-bottom="0.45cm" style:contextual-spacing="false" fo:text-indent="-0.76cm" style:auto-text-indent="false" style:page-number="auto">
        <style:tab-stops/>
      </style:paragraph-properties>
      <style:text-properties fo:color="#0000ff"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199cm" fo:margin-right="0cm" fo:margin-top="0cm" fo:margin-bottom="0.45cm" style:contextual-spacing="false" fo:text-indent="-0.76cm" style:auto-text-indent="false" style:page-number="auto">
        <style:tab-stops/>
      </style:paragraph-properties>
      <style:text-properties fo:color="#00b8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1.199cm" fo:margin-right="0cm" fo:margin-top="0cm" fo:margin-bottom="0.349cm" style:contextual-spacing="false" fo:text-indent="-0.76cm" style:auto-text-indent="false" style:page-number="auto">
        <style:tab-stops/>
      </style:paragraph-properties>
      <style:text-properties fo:color="#808080" fo:font-size="14pt" fo:font-weight="bold" style:font-size-asian="14pt" style:font-weight-asian="bold" style:font-size-complex="14pt" style:font-weight-complex="bold"/>
    </style:style>
    <style:style style:name="Header" style:family="paragraph" style:parent-style-name="Standard" style:class="extra" style:master-page-name="">
      <style:paragraph-properties fo:margin-top="0cm" fo:margin-bottom="0.499cm" style:contextual-spacing="false" style:page-number="auto" fo:padding="0.049cm" fo:border-left="none" fo:border-right="none" fo:border-top="none" fo:border-bottom="0.06pt solid #b3b3b3"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ooter" style:family="paragraph" style:parent-style-name="Standard" style:class="extra">
      <style:paragraph-properties fo:padding="0.049cm" fo:border-left="none" fo:border-right="none" fo:border-top="0.06pt solid #b3b3b3" fo:border-bottom="none"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ffffff" fo:border-right="none" fo:border-top="0.05pt solid #ffffff" fo:border-bottom="0.05pt solid #ffffff"/>
    </style:style>
    <style:style style:name="Tableau3.B1" style:family="table-cell">
      <style:table-cell-properties fo:padding="0.097cm" fo:border="0.05pt solid #ffffff"/>
    </style:style>
    <style:style style:name="MP1" style:family="paragraph" style:parent-style-name="Table_20_Contents">
      <style:text-properties officeooo:rsid="0008862b" officeooo:paragraph-rsid="0008862b"/>
    </style:style>
    <style:style style:name="MP2" style:family="paragraph" style:parent-style-name="Table_20_Contents">
      <style:paragraph-properties fo:text-align="end" style:justify-single-word="false"/>
    </style:style>
    <style:style style:name="MP3" style:family="paragraph" style:parent-style-name="Header">
      <style:text-properties fo:font-size="5pt" officeooo:rsid="0003b049" officeooo:paragraph-rsid="0003b049" style:font-size-asian="4.34999990463257pt" style:font-size-complex="5pt"/>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row>
            <table:table-cell table:style-name="Tableau3.A1" office:value-type="string">
              <text:p text:style-name="MP1">Démons de surveillance</text:p>
            </table:table-cell>
            <table:table-cell table:style-name="Tableau3.B1" office:value-type="string">
              <text:p text:style-name="MP2"><text:date style:data-style-name="N37" text:date-value="2016-02-25T17:20:40.464000217">25/02/16</text:date></text:p>
            </table:table-cell>
          </table:table-row>
        </table:table>
        <text:p text:style-name="MP3"/>
      </style:header>
      <style:footer>
        <text:p text:style-name="MP4"><text:page-number text:select-page="current">1</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13:15:26.303000000</meta:creation-date>
    <dc:date>2016-02-25T17:20:40.433000000</dc:date>
    <meta:editing-duration>PT3M2S</meta:editing-duration>
    <meta:editing-cycles>3</meta:editing-cycles>
    <meta:generator>LibreOffice/4.2.4.2$Windows_x86 LibreOffice_project/63150712c6d317d27ce2db16eb94c2f3d7b699f8</meta:generator>
    <meta:document-statistic meta:table-count="2" meta:image-count="0" meta:object-count="0" meta:page-count="3" meta:paragraph-count="44" meta:word-count="295" meta:character-count="1676" meta:non-whitespace-character-count="1437"/>
  </office:meta>
</office:document-meta>
</file>